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</office:automatic-styles>
  <office:body>
    <office:text text:use-soft-page-breaks="true">
      <text:p text:style-name="P1">Documentatie informatie:</text:p>
      <text:p text:style-name="P2"/>
      <text:p text:style-name="P3">Gebruikte modules:</text:p>
      <text:p text:style-name="P4"/>
      <text:p text:style-name="P5">Mitm proxy:</text:p>
      <text:p text:style-name="Normal">Een<text:s/>proxy server waarmee ik https verkeer kan tekst minen, om te kijken of de pagina risico vol is.</text:p>
      <text:p text:style-name="Normal"><text:a xlink:href="https://github.com/mitmproxy/mitmproxy" office:target-frame-name="_top" xlink:show="replace"><text:span text:style-name="Hyperlink">https://github.com/mitmproxy/mitmproxy</text:span></text:a></text:p>
      <text:p text:style-name="Normal"/>
      <text:p text:style-name="Normal">Mogelijke<text:s/>aanpak voor algoritme textmining<text:s/>+ info er over.</text:p>
      <text:p text:style-name="Normal"><text:a xlink:href="https://dl-acm-org.hu.idm.oclc.org/doi/abs/10.5555/954014.954024" office:target-frame-name="_top" xlink:show="replace"><text:span text:style-name="Hyperlink">https://dl-acm-org.hu.idm.oclc.org/doi/abs/10.5555/954014.954024</text:span></text:a></text:p>
      <text:p text:style-name="Normal"/>
      <text:p text:style-name="Normal"><text:a xlink:href="https://dl-acm-org.hu.idm.oclc.org/doi/abs/10.1145/2888422.2888449" office:target-frame-name="_top" xlink:show="replace"><text:span text:style-name="Hyperlink">https://dl-acm-org.hu.idm.oclc.org/doi/abs/10.1145/2888422.2888449</text:span></text:a></text:p>
      <text:p text:style-name="Normal"/>
      <text:p text:style-name="Normal">https://dl-acm-org.hu.idm.oclc.org/doi/abs/10.3115/1118149.1118160</text:p>
      <text:p text:style-name="Normal"/>
      <text:p text:style-name="Normal">https://dl-acm-org.hu.idm.oclc.org/doi/abs/10.1145/355214.355246</text:p>
      <text:p text:style-name="Normal">Interessante<text:s/>papers:</text:p>
      <text:p text:style-name="Normal"/>
      <text:p text:style-name="Normal">https://dl-acm-org.hu.idm.oclc.org/doi/abs/10.1145/1502650.1502728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Luuring</meta:initial-creator>
    <dc:creator>Mick Luuring</dc:creator>
    <meta:creation-date>2020-05-05T12:17:00Z</meta:creation-date>
    <dc:date>2020-05-05T12:58:00Z</dc:date>
    <meta:template xlink:href="Normal" xlink:type="simple"/>
    <meta:editing-cycles>1</meta:editing-cycles>
    <meta:editing-duration>PT2460S</meta:editing-duration>
    <meta:document-statistic meta:page-count="1" meta:paragraph-count="1" meta:word-count="124" meta:character-count="832" meta:row-count="5" meta:non-whitespace-character-count="709"/>
  </office:meta>
</office:document-meta>
</file>